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P38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9" style:family="paragraph" style:parent-style-name="Text_20_body">
      <style:text-properties fo:color="#000000" loext:opacity="100%" style:font-name="Liberation Sans" fo:font-size="12pt" officeooo:rsid="004cb564" officeooo:paragraph-rsid="004cb564" fo:background-color="#ffffff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officeooo:rsid="001131e6"/>
    </style:style>
    <style:style style:name="T7" style:family="text">
      <style:text-properties officeooo:rsid="0013cbe8"/>
    </style:style>
    <style:style style:name="T8" style:family="text">
      <style:text-properties officeooo:rsid="001596f6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officeooo:rsid="0015b9c2" fo:background-color="#ffffff" loext:char-shading-value="0"/>
    </style:style>
    <style:style style:name="T11" style:family="text">
      <style:text-properties officeooo:rsid="0015b9c2"/>
    </style:style>
    <style:style style:name="T12" style:family="text">
      <style:text-properties officeooo:rsid="00171a09"/>
    </style:style>
    <style:style style:name="T13" style:family="text">
      <style:text-properties officeooo:rsid="0018d777"/>
    </style:style>
    <style:style style:name="T14" style:family="text">
      <style:text-properties officeooo:rsid="0019bf3d"/>
    </style:style>
    <style:style style:name="T15" style:family="text">
      <style:text-properties officeooo:rsid="001a104f"/>
    </style:style>
    <style:style style:name="T16" style:family="text">
      <style:text-properties officeooo:rsid="0023fcd4"/>
    </style:style>
    <style:style style:name="T17" style:family="text">
      <style:text-properties officeooo:rsid="00273c8c"/>
    </style:style>
    <style:style style:name="T18" style:family="text">
      <style:text-properties officeooo:rsid="00280d9b"/>
    </style:style>
    <style:style style:name="T19" style:family="text">
      <style:text-properties officeooo:rsid="00291910"/>
    </style:style>
    <style:style style:name="T20" style:family="text">
      <style:text-properties officeooo:rsid="002b069a"/>
    </style:style>
    <style:style style:name="T21" style:family="text">
      <style:text-properties officeooo:rsid="002b477a"/>
    </style:style>
    <style:style style:name="T22" style:family="text">
      <style:text-properties officeooo:rsid="002c7141"/>
    </style:style>
    <style:style style:name="T23" style:family="text">
      <style:text-properties officeooo:rsid="002dcc02"/>
    </style:style>
    <style:style style:name="T24" style:family="text">
      <style:text-properties officeooo:rsid="0031a0e9"/>
    </style:style>
    <style:style style:name="T25" style:family="text">
      <style:text-properties officeooo:rsid="003495b1"/>
    </style:style>
    <style:style style:name="T26" style:family="text">
      <style:text-properties officeooo:rsid="0035add9"/>
    </style:style>
    <style:style style:name="T27" style:family="text">
      <style:text-properties officeooo:rsid="0035e7ff"/>
    </style:style>
    <style:style style:name="T28" style:family="text">
      <style:text-properties officeooo:rsid="0038b4fa"/>
    </style:style>
    <style:style style:name="T29" style:family="text">
      <style:text-properties officeooo:rsid="000d6e79"/>
    </style:style>
    <style:style style:name="T30" style:family="text">
      <style:text-properties officeooo:rsid="0011179b"/>
    </style:style>
    <style:style style:name="T31" style:family="text">
      <style:text-properties officeooo:rsid="003cd5bc"/>
    </style:style>
    <style:style style:name="T32" style:family="text">
      <style:text-properties officeooo:rsid="003d4d6b"/>
    </style:style>
    <style:style style:name="T33" style:family="text">
      <style:text-properties officeooo:rsid="003ea738"/>
    </style:style>
    <style:style style:name="T34" style:family="text">
      <style:text-properties officeooo:rsid="0041a5dc"/>
    </style:style>
    <style:style style:name="T35" style:family="text">
      <style:text-properties officeooo:rsid="0012e560"/>
    </style:style>
    <style:style style:name="T36" style:family="text">
      <style:text-properties officeooo:rsid="0046288b"/>
    </style:style>
    <style:style style:name="T37" style:family="text">
      <style:text-properties officeooo:rsid="004c1e2b"/>
    </style:style>
    <style:style style:name="T38" style:family="text">
      <style:text-properties officeooo:rsid="004cb5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4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1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29"> </text:span><text:span text:style-name="T30">but will only include any given file once. </text:span><text:span text:style-name="T32">W</text:span><text:span text:style-name="T30">ill produce an error message if the same file is included through both -i &amp; -f. </text:span><text:span text:style-name="T32">Implemented</text:span></text:p>
      <text:p text:style-name="P7">@include <text:span text:style-name="T21">(gawk extension) </text:span><text:span text:style-name="T34">implemented</text:span><text:span text:style-name="T31">.</text:span></text:p>
      <text:p text:style-name="P30">@namespace<text:span text:style-name="T1"> </text:span><text:span text:style-name="T21">(gawk extension). </text:span><text:span text:style-name="T33">I</text:span><text:span text:style-name="T31">mplemented</text:span><text:span text:style-name="T22">.</text:span></text:p>
      <text:p text:style-name="P31">@import (possible awkpy extension) Gawk allows ex<text:span text:style-name="T23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4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6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8">Omitted patterns are fully implemented. Omitted action is planned, but medium <text:span text:style-name="T11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6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5">s implemented</text:span></text:p>
      <text:p text:style-name="P37"><text:span text:style-name="T5">print</text:span><text:span text:style-name="T4">f</text:span><text:span text:style-name="T35"> (to stdout) </text:span><text:span text:style-name="T2"><text:s/>(nawk) implemented, </text:span>as a simple wrapper around sprintf, may not have all edge cases implemented</text:p>
      <text:p text:style-name="P14">other I/O not implemented yet. Priority of each case needs t<text:span text:style-name="T25">o</text:span> be determined.</text:p>
      <text:p text:style-name="P12">Expressions</text:p>
      <text:p text:style-name="P26">Most unary &amp; binary operators are recognised and passed straight through to Python, ev<text:span text:style-name="T16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3">but look interesting.</text:span></text:p>
      <text:p text:style-name="P32">Gawk optionally includes arbitrary-precision math libraries. Python ones such as mpmath or the standard decimal are available. Check to 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NB: POSIX spec says “The standard input shall be used only if no file operands are specified, or if <text:soft-page-break/>a file operand is '-', or if a progfile option-argument is '-'” The first two parts of this are implemented, the option-argument is planned, priority medium</text:p>
      <text:p text:style-name="P17"><text:span text:style-name="T6">-</text:span><text:span text:style-name="T7">v var=value (nawk) </text:span><text:span text:style-name="T20">implemented for scalars. Need to research how it affects arrays</text:span></text:p>
      <text:p text:style-name="P32">var=value variable-assignment arguments (since early awk) implemented. </text:p>
      <text:p text:style-name="P22">-F <text:span text:style-name="T8">x, </text:span><text:span text:style-name="T36">implemented by translating to</text:span><text:span text:style-name="T8"> -v FS=x</text:span></text:p>
      <text:p text:style-name="P15">Environment Variables</text:p>
      <text:p text:style-name="P17"><text:span text:style-name="T20">ENVIRON Read implemented by copying to a local dict </text:span><text:span text:style-name="T28">during start-up</text:span><text:span text:style-name="T20">. No reverse copy provided, </text:span><text:span text:style-name="T28">required before creating the ability to execute external programs, m</text:span><text:span text:style-name="T20">edium</text:span> priority.</text:p>
      <text:p text:style-name="P15">Built-in Functions</text:p>
      <text:p text:style-name="Heading_20_2">POSIX</text:p>
      <text:p text:style-name="P29">Implemented: <text:s/>atan2, close, cos, exp, gsub, index, int, length, log, match, rand, srand, sin, split, substr, sqrt, sub, tolower, toupper</text:p>
      <text:p text:style-name="P39">getline: partially implemented, from current input file only</text:p>
      <text:p text:style-name="P29">Not Implemented: system. <text:span text:style-name="T38">H</text:span><text:span text:style-name="T18">igh priority.</text:span></text:p>
      <text:p text:style-name="P20">GAWK extensions</text:p>
      <text:p text:style-name="P21">systime(), strftime(format, timestamp<text:span text:style-name="T12">) unimplemented, </text:span><text:span text:style-name="T13">medium </text:span><text:span text:style-name="T12">priority. </text:span><text:span text:style-name="T17">Should be easy as python &amp; AWK have very similar functions; </text:span><text:span text:style-name="T19">in both cases, the local version of strftime seem to be thin wrappers over the standard C function</text:span></text:p>
      <text:p text:style-name="P21">mkbool(<text:span text:style-name="T13">) unimplemented. Priority uncertain</text:span></text:p>
      <text:p text:style-name="P27">asort, asorti. Unimplemented. Medium priority</text:p>
      <text:p text:style-name="P27">gensub. <text:span text:style-name="T14">Unimplemented, low priority</text:span></text:p>
      <text:p text:style-name="P27">patsplit, strtonum. <text:span text:style-name="T15">Unimplemented, uncertain </text:span><text:span text:style-name="T27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10">Implemented: </text:span><text:span text:style-name="T9">ARGC, </text:span>ARGV, ENVIRON, FILENAME, FNR, FS, NF, NR, OFS <text:s/></text:p>
      <text:p text:style-name="P25"><text:span text:style-name="T11">Not Implemented (priority medium-high) </text:span><text:span text:style-name="T20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<text:soft-page-break/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53</meta:editing-cycles>
    <meta:creation-date>2008-08-22T11:41:04</meta:creation-date>
    <dc:date>2022-10-02T07:49:14.499996646</dc:date>
    <meta:editing-duration>PT15H44M31S</meta:editing-duration>
    <meta:document-statistic meta:table-count="0" meta:image-count="0" meta:object-count="0" meta:page-count="4" meta:paragraph-count="73" meta:word-count="815" meta:character-count="5374" meta:non-whitespace-character-count="4625"/>
  </office:meta>
</office:document-meta>
</file>